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0936ec" officeooo:paragraph-rsid="000936ec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936ec" officeooo:paragraph-rsid="000936e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normal" officeooo:rsid="000936ec" officeooo:paragraph-rsid="000936ec" style:font-size-asian="28pt" style:font-weight-asian="normal" style:font-size-complex="28pt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0936ec" officeooo:paragraph-rsid="000936e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officeooo:rsid="000936ec" officeooo:paragraph-rsid="000936ec" style:font-size-asian="12.25pt" style:font-size-complex="14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solid" style:text-underline-width="auto" style:text-underline-color="font-color" fo:font-weight="bold" officeooo:rsid="000936ec" officeooo:paragraph-rsid="000936ec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style:text-underline-style="none" fo:font-weight="normal" officeooo:rsid="000936ec" officeooo:paragraph-rsid="000936e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style="normal" style:text-underline-style="none" officeooo:rsid="000936ec" officeooo:paragraph-rsid="000936ec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0pt" fo:font-style="normal" style:text-underline-style="none" officeooo:rsid="000936ec" officeooo:paragraph-rsid="000936ec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0pt" style:text-underline-style="none" fo:font-weight="normal" officeooo:rsid="000936ec" officeooo:paragraph-rsid="000936ec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0pt" style:text-underline-style="none" fo:font-weight="normal" officeooo:rsid="000f711b" officeooo:paragraph-rsid="000f711b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0pt" style:text-underline-style="none" fo:font-weight="bold" officeooo:rsid="00119b7b" officeooo:paragraph-rsid="00119b7b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0pt" style:text-underline-style="solid" style:text-underline-width="auto" style:text-underline-color="font-color" fo:font-weight="bold" officeooo:rsid="000abc31" officeooo:paragraph-rsid="000fdda0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0pt" style:text-underline-style="solid" style:text-underline-width="auto" style:text-underline-color="font-color" fo:font-weight="bold" officeooo:rsid="000abc31" officeooo:paragraph-rsid="000abc3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0pt" style:text-underline-style="solid" style:text-underline-width="auto" style:text-underline-color="font-color" fo:font-weight="bold" officeooo:rsid="000936ec" officeooo:paragraph-rsid="000fdda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0pt" style:text-underline-style="solid" style:text-underline-width="auto" style:text-underline-color="font-color" fo:font-weight="bold" officeooo:rsid="000936ec" officeooo:paragraph-rsid="000936e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0pt" officeooo:paragraph-rsid="000f711b" style:font-size-asian="10pt" style:font-size-complex="10pt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0936ec" officeooo:paragraph-rsid="000936ec" style:font-size-asian="12.25pt" style:font-weight-asian="bold" style:font-size-complex="14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normal" officeooo:rsid="00119b7b" officeooo:paragraph-rsid="00119b7b" style:font-size-asian="10pt" style:font-weight-asian="normal" style:font-size-complex="10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0pt" style:text-underline-style="none" fo:font-weight="normal" officeooo:rsid="000d9bca" officeooo:paragraph-rsid="000fdda0" style:font-size-asian="10pt" style:font-weight-asian="normal" style:font-size-complex="10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0pt" style:text-underline-style="none" fo:font-weight="normal" officeooo:rsid="000d9bca" officeooo:paragraph-rsid="000fdda0" style:font-size-asian="10pt" style:font-weight-asian="normal" style:font-size-complex="10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0pt" style:text-underline-style="none" fo:font-weight="normal" officeooo:rsid="000abc31" officeooo:paragraph-rsid="000abc31" style:font-size-asian="10pt" style:font-weight-asian="normal" style:font-size-complex="10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0pt" style:text-underline-style="none" fo:font-weight="normal" officeooo:rsid="000abc31" officeooo:paragraph-rsid="000abc31" style:font-size-asian="10pt" style:font-weight-asian="normal" style:font-size-complex="10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0pt" style:text-underline-style="none" fo:font-weight="normal" officeooo:rsid="000bed8a" officeooo:paragraph-rsid="000bed8a" style:font-size-asian="10pt" style:font-weight-asian="normal" style:font-size-complex="10pt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size="10pt" style:text-underline-style="none" fo:font-weight="normal" officeooo:rsid="000bed8a" officeooo:paragraph-rsid="000bed8a" style:font-size-asian="10pt" style:font-weight-asian="normal" style:font-size-complex="10pt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size="10pt" style:text-underline-style="solid" style:text-underline-width="auto" style:text-underline-color="font-color" fo:font-weight="bold" officeooo:rsid="000abc31" officeooo:paragraph-rsid="000abc31" style:font-size-asian="10pt" style:font-weight-asian="bold" style:font-size-complex="10pt" style:font-weight-complex="bold"/>
    </style:style>
    <style:style style:name="P27" style:family="paragraph" style:parent-style-name="Standard" style:list-style-name="L9">
      <style:paragraph-properties fo:text-align="start" style:justify-single-word="false"/>
      <style:text-properties fo:font-size="10pt" officeooo:paragraph-rsid="000abc31" style:font-size-asian="10pt" style:font-size-complex="10pt"/>
    </style:style>
    <style:style style:name="P28" style:family="paragraph" style:parent-style-name="Standard" style:list-style-name="L10">
      <style:paragraph-properties fo:text-align="start" style:justify-single-word="false"/>
      <style:text-properties fo:font-size="10pt" officeooo:paragraph-rsid="000abc31" style:font-size-asian="10pt" style:font-size-complex="10pt"/>
    </style:style>
    <style:style style:name="P29" style:family="paragraph" style:parent-style-name="Standard" style:list-style-name="L11">
      <style:paragraph-properties fo:text-align="start" style:justify-single-word="false"/>
      <style:text-properties fo:font-size="10pt" officeooo:paragraph-rsid="000abc31" style:font-size-asian="10pt" style:font-size-complex="10pt"/>
    </style:style>
    <style:style style:name="P30" style:family="paragraph" style:parent-style-name="Standard" style:list-style-name="L11">
      <style:paragraph-properties fo:text-align="start" style:justify-single-word="false"/>
      <style:text-properties fo:font-size="10pt" officeooo:rsid="000bed8a" officeooo:paragraph-rsid="000bed8a" style:font-size-asian="10pt" style:font-size-complex="10pt"/>
    </style:style>
    <style:style style:name="P31" style:family="paragraph" style:parent-style-name="Standard" style:list-style-name="L13">
      <style:paragraph-properties fo:text-align="start" style:justify-single-word="false"/>
      <style:text-properties officeooo:paragraph-rsid="000fdda0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0pt" style:text-underline-style="none" fo:font-weight="normal" officeooo:rsid="000f711b" officeooo:paragraph-rsid="000fdda0" style:font-size-asian="10pt" style:font-weight-asian="normal" style:font-size-complex="10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abc31" style:font-weight-asian="normal" style:font-weight-complex="normal"/>
    </style:style>
    <style:style style:name="T4" style:family="text">
      <style:text-properties style:text-underline-style="none" fo:font-weight="normal" officeooo:rsid="000bed8a" style:font-weight-asian="normal" style:font-weight-complex="normal"/>
    </style:style>
    <style:style style:name="T5" style:family="text">
      <style:text-properties style:text-underline-style="none" fo:font-weight="normal" officeooo:rsid="000f711b" style:font-weight-asian="normal" style:font-weight-complex="normal"/>
    </style:style>
    <style:style style:name="T6" style:family="text">
      <style:text-properties style:text-underline-style="none" fo:font-weight="normal" officeooo:rsid="001114e6" style:font-weight-asian="normal" style:font-weight-complex="normal"/>
    </style:style>
    <style:style style:name="T7" style:family="text">
      <style:text-properties style:text-underline-style="none" fo:font-weight="normal" officeooo:rsid="000fdda0" style:font-weight-asian="normal" style:font-weight-complex="normal"/>
    </style:style>
    <style:style style:name="T8" style:family="text">
      <style:text-properties style:text-underline-style="none" officeooo:rsid="000abc31"/>
    </style:style>
    <style:style style:name="T9" style:family="text">
      <style:text-properties style:text-underline-style="none" fo:font-weight="bold" officeooo:rsid="000f711b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2db07" style:font-weight-asian="normal" style:font-weight-complex="normal"/>
    </style:style>
    <style:style style:name="T12" style:family="text">
      <style:text-properties fo:font-weight="normal" officeooo:rsid="000abc31" style:font-weight-asian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0abc31" style:font-size-asian="10pt" style:font-size-complex="10pt"/>
    </style:style>
    <style:style style:name="T15" style:family="text">
      <style:text-properties fo:font-size="10pt" officeooo:rsid="001344b3" style:font-size-asian="10pt" style:font-size-complex="10pt"/>
    </style:style>
    <style:style style:name="T16" style:family="text">
      <style:text-properties fo:font-size="10pt" officeooo:rsid="0013f047" style:font-size-asian="10pt" style:font-size-complex="10pt"/>
    </style:style>
    <style:style style:name="T17" style:family="text">
      <style:text-properties fo:font-size="10pt" style:text-underline-style="none" fo:font-weight="normal" officeooo:rsid="000f711b" style:font-size-asian="10pt" style:font-weight-asian="normal" style:font-size-complex="10pt" style:font-weight-complex="normal"/>
    </style:style>
    <style:style style:name="T18" style:family="text">
      <style:text-properties officeooo:rsid="001344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rles Bayley</text:p>
      <text:p text:style-name="P1"><text:span text:style-name="T16">3446 Page Street</text:span><text:span text:style-name="T13">, San Diego, CA 921</text:span><text:span text:style-name="T16">1</text:span><text:span text:style-name="T13">5 | (858) </text:span><text:span text:style-name="T15">284-7180</text:span><text:span text:style-name="T13"> | </text:span><text:a xlink:type="simple" xlink:href="mailto:cbayley95@gmail.com" text:style-name="Internet_20_link" text:visited-style-name="Visited_20_Internet_20_Link"><text:span text:style-name="T13">cbayley95@gmail.com</text:span></text:a></text:p>
      <text:p text:style-name="P1"/>
      <text:p text:style-name="P2">Professional Summary</text:p>
      <text:p text:style-name="P8"/>
      <text:p text:style-name="P9">&lt;&gt;</text:p>
      <text:p text:style-name="P5"/>
      <text:p text:style-name="P6">Highlights</text:p>
      <text:p text:style-name="P7"/>
      <text:p text:style-name="P10">&lt;&gt;</text:p>
      <text:p text:style-name="P4"/>
      <text:p text:style-name="P6">Experience</text:p>
      <text:p text:style-name="P16"/>
      <text:p text:style-name="P13"><text:span text:style-name="T1">Quality Assurance</text:span><text:span text:style-name="T2">, August 2013 – July 2014</text:span></text:p>
      <text:p text:style-name="P13"><text:span text:style-name="T1">Asset Science</text:span><text:span text:style-name="T2"> – San Diego, Ca</text:span></text:p>
      <text:list xml:id="list183828852425732629" text:style-name="L3">
        <text:list-item>
          <text:p text:style-name="P20">Inventory and Shipping Manager</text:p>
        </text:list-item>
      </text:list>
      <text:list xml:id="list8369467712945262028" text:style-name="L4">
        <text:list-item>
          <text:list>
            <text:list-item>
              <text:list>
                <text:list-item>
                  <text:list>
                    <text:list-item>
                      <text:p text:style-name="P21">Managed the device inventory and shipping of devices for the San Diego, Waterloo, and Montreal offices</text:p>
                    </text:list-item>
                  </text:list>
                </text:list-item>
              </text:list>
            </text:list-item>
          </text:list>
        </text:list-item>
      </text:list>
      <text:list xml:id="list205703528222358" text:continue-list="list183828852425732629" text:style-name="L3">
        <text:list-item>
          <text:p text:style-name="P20">Quality Assurance</text:p>
        </text:list-item>
      </text:list>
      <text:list xml:id="list4132616677616890539" text:style-name="L13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17">Tested the software on their Desktop application for Windows and Linux and the software for various Android, iPhone, and Windows phon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15"><text:span text:style-name="T1">Quality Assurance </text:span><text:span text:style-name="T8">and Software</text:span><text:span text:style-name="T1"> Intern</text:span><text:span text:style-name="T2">, </text:span><text:span text:style-name="T3">August 2012 – August 2013</text:span></text:p>
      <text:p text:style-name="P14"><text:span text:style-name="T1">Antengo</text:span><text:span text:style-name="T2"> – San Diego, Ca</text:span></text:p>
      <text:list xml:id="list6196234415712211749" text:style-name="L5">
        <text:list-item>
          <text:p text:style-name="P22">Junior Android Developer</text:p>
        </text:list-item>
      </text:list>
      <text:list xml:id="list4930737630318107904" text:style-name="L6">
        <text:list-item>
          <text:list>
            <text:list-item>
              <text:list>
                <text:list-item>
                  <text:list>
                    <text:list-item>
                      <text:p text:style-name="P24">Wrote code under the Head Android Developer</text:p>
                    </text:list-item>
                    <text:list-item>
                      <text:p text:style-name="P24">Compliled the project for testing</text:p>
                    </text:list-item>
                  </text:list>
                </text:list-item>
              </text:list>
            </text:list-item>
          </text:list>
        </text:list-item>
      </text:list>
      <text:list xml:id="list205704863787389" text:continue-list="list6196234415712211749" text:style-name="L5">
        <text:list-item>
          <text:p text:style-name="P22">Junior Windows Phone Developer</text:p>
        </text:list-item>
      </text:list>
      <text:list xml:id="list6313579422288073848" text:style-name="L7">
        <text:list-item>
          <text:list>
            <text:list-item>
              <text:list>
                <text:list-item>
                  <text:list>
                    <text:list-item>
                      <text:p text:style-name="P23">In charge of reviewing code and writing some software for their Windows Phone application</text:p>
                    </text:list-item>
                    <text:list-item>
                      <text:p text:style-name="P25">Compiled the project for testing and store deployment</text:p>
                    </text:list-item>
                  </text:list>
                </text:list-item>
              </text:list>
            </text:list-item>
          </text:list>
        </text:list-item>
      </text:list>
      <text:list xml:id="list205704299051278" text:continue-list="list205704863787389" text:style-name="L5">
        <text:list-item>
          <text:p text:style-name="P22">Code Reviewer</text:p>
        </text:list-item>
      </text:list>
      <text:list xml:id="list9072194905284544293" text:style-name="L8">
        <text:list-item>
          <text:p text:style-name="P26"><text:span text:style-name="T2">Reviewed code that was written by the Head </text:span><text:span text:style-name="T4">Software Engineer</text:span></text:p>
        </text:list-item>
      </text:list>
      <text:list xml:id="list205704861787800" text:continue-list="list205704299051278" text:style-name="L5">
        <text:list-item>
          <text:p text:style-name="P22">Quality Assurance</text:p>
        </text:list-item>
      </text:list>
      <text:list xml:id="list5746225513175490801" text:style-name="L9">
        <text:list-item>
          <text:p text:style-name="P27"><text:span text:style-name="T3">Test</text:span><text:span text:style-name="T4">ed</text:span><text:span text:style-name="T3"> software for all devices </text:span><text:span text:style-name="T4">including Android, iPhone, Windows Phone, and Android Tablet</text:span></text:p>
        </text:list-item>
      </text:list>
      <text:list xml:id="list8599152471491653070" text:style-name="L10">
        <text:list-item>
          <text:list>
            <text:list-item>
              <text:list>
                <text:list-item>
                  <text:list>
                    <text:list-item>
                      <text:p text:style-name="P28"><text:span text:style-name="T3">Wr</text:span><text:span text:style-name="T4">o</text:span><text:span text:style-name="T3">t</text:span><text:span text:style-name="T4">e</text:span><text:span text:style-name="T3"> bug reports for any bug or issues found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23883822245068695" text:style-name="L11">
        <text:list-item>
          <text:list>
            <text:list-item>
              <text:list>
                <text:list-item>
                  <text:list>
                    <text:list-item>
                      <text:p text:style-name="P29"><text:span text:style-name="T3">Verif</text:span><text:span text:style-name="T4">ied that</text:span><text:span text:style-name="T3"> resolved bugs and issues have been completed prop</text:span><text:span text:style-name="T4">e</text:span><text:span text:style-name="T3">rly</text:span></text:p>
                    </text:list-item>
                    <text:list-item>
                      <text:p text:style-name="P30"><text:span text:style-name="T3">W</text:span><text:span text:style-name="T2">rote automated test for Android Phone and Tablet using MonkeyRunner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6">Education</text:p>
      <text:p text:style-name="P18"/>
      <text:p text:style-name="P17"><text:span text:style-name="T9">San Diego Mesa College</text:span><text:span text:style-name="T5">, Fall 2012 – Summer 201</text:span><text:span text:style-name="T6">6</text:span><text:span text:style-name="T7"> </text:span><text:span text:style-name="T5">(intended)</text:span></text:p>
      <text:p text:style-name="P11">Attending to transfer to San Diego State University for a masters in Cognitive Sciences with an emphasis in Computation, <text:span text:style-name="T18">and </text:span>Linguistics.</text:p>
      <text:p text:style-name="P4"/>
      <text:p text:style-name="P6">Additional Information</text:p>
      <text:p text:style-name="P7"/>
      <text:p text:style-name="P10">&l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102in" fo:margin-bottom="0.4953in" fo:margin-left="0.5in" fo:margin-right="0.518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20:06:06.047160720</meta:creation-date>
    <dc:date>2014-11-08T20:57:02.609130861</dc:date>
    <meta:editing-duration>PT1H14M10S</meta:editing-duration>
    <meta:editing-cycles>7</meta:editing-cycles>
    <meta:generator>LibreOffice/4.3.1.2$Linux_X86_64 LibreOffice_project/430m0$Build-2</meta:generator>
    <meta:document-statistic meta:table-count="0" meta:image-count="0" meta:object-count="0" meta:page-count="1" meta:paragraph-count="33" meta:word-count="235" meta:character-count="1461" meta:non-whitespace-character-count="1271"/>
  </office:meta>
</office:document-meta>
</file>